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table:number-columns-repeated="7"/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3:09:22.5220030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26T13:11:33.107371753</dc:date>
    <meta:editing-duration>P1DT7M49S</meta:editing-duration>
    <meta:editing-cycles>137</meta:editing-cycles>
    <meta:generator>LibreOffice/7.2.1.2$Linux_X86_64 LibreOffice_project/20$Build-2</meta:generator>
    <meta:document-statistic meta:table-count="1" meta:cell-count="2934" meta:object-count="0"/>
  </office:meta>
</office:document-meta>
</file>